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 <text:s/>A thread pool is a mapping from control paths to states, where is control path abstractly represents the steps taken up to the state it points to.</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tab/>The leaf predicate asserts that a control path is a leaf in a thread pool; that the a control paths is not a prefix of any control path in the pool except for itself.</text:p>
      <text:p text:style-name="P22"><text:tab/>The concurrent step predicate asserts that a thread pool takes a nondeterministic step in evaluation.</text:p>
      <text:p text:style-name="P22"/>
      <text:p text:style-name="P22"/>
      <text:p text:style-name="P21">Static Semantics</text:p>
      <text:p text:style-name="P21">Dynamic Communication Topology Classification</text:p>
      <text:p text:style-name="P21"><text:soft-page-break/>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3T14:01:25</dc:date>
    <dc:creator>Thomas Logan</dc:creator>
    <meta:generator>OpenOffice/4.1.3$Unix OpenOffice.org_project/413m1$Build-9783</meta:generator>
    <meta:editing-duration>P32DT14H43M3S</meta:editing-duration>
    <meta:editing-cycles>536</meta:editing-cycles>
    <meta:document-statistic meta:table-count="0" meta:image-count="0" meta:object-count="0" meta:page-count="20" meta:paragraph-count="265" meta:word-count="8398" meta:character-count="51492"/>
  </office:meta>
</office:document-meta>
</file>